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5_20_BR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6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5 BRT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8" table:number-columns-repeated="3"/>
          <table:table-cell table:style-name="ce28" table:number-columns-repeated="1017"/>
          <table:table-cell/>
        </table:table-row>
        <table:table-row table:style-name="ro2">
          <table:table-cell table:style-name="ce2" office:value-type="string">
            <text:p>THEATER 5 BARAT</text:p>
          </table:table-cell>
          <table:table-cell table:style-name="ce2" table:number-columns-repeated="2"/>
          <table:table-cell table:style-name="ce18" table:number-columns-repeated="3"/>
          <table:table-cell table:style-name="ce28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3" office:value-type="string" table:number-columns-spanned="1" table:number-rows-spanned="2">
            <text:p>HTM</text:p>
          </table:table-cell>
          <table:table-cell table:style-name="ce20" office:value-type="string" table:number-columns-spanned="3" table:number-rows-spanned="1">
            <text:p>STUDIO 5</text:p>
          </table:table-cell>
          <table:covered-table-cell table:number-columns-repeated="2" table:style-name="ce20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4"/>
          <table:table-cell table:style-name="ce20" office:value-type="string">
            <text:p>OMZET (G)</text:p>
          </table:table-cell>
          <table:table-cell table:style-name="ce20" office:value-type="string">
            <text:p>(DPP)</text:p>
          </table:table-cell>
          <table:table-cell table:style-name="ce20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1" office:value-type="float" office:value="443">
            <text:p>443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7]*[.C7])" office:value-type="float" office:value="17720000">
            <text:p>17,720,000</text:p>
          </table:table-cell>
          <table:table-cell table:style-name="ce21" table:formula="of:=SUM([.D7]*100/110)" office:value-type="float" office:value="16109090.9090909">
            <text:p>16,109,091</text:p>
          </table:table-cell>
          <table:table-cell table:style-name="ce21" table:formula="of:=SUM([.E7]*0.1)" office:value-type="float" office:value="1610909.09090909">
            <text:p>1,610,909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477">
            <text:p>477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8]*[.C8])" office:value-type="float" office:value="19080000">
            <text:p>19,080,000</text:p>
          </table:table-cell>
          <table:table-cell table:style-name="ce22" table:formula="of:=SUM([.D8]*100/110)" office:value-type="float" office:value="17345454.5454545">
            <text:p>17,345,455</text:p>
          </table:table-cell>
          <table:table-cell table:style-name="ce22" table:formula="of:=SUM([.E8]*0.1)" office:value-type="float" office:value="1734545.45454545">
            <text:p>1,734,54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78">
            <text:p>278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9]*[.C9])" office:value-type="float" office:value="11120000">
            <text:p>11,120,000</text:p>
          </table:table-cell>
          <table:table-cell table:style-name="ce22" table:formula="of:=SUM([.D9]*100/110)" office:value-type="float" office:value="10109090.9090909">
            <text:p>10,109,091</text:p>
          </table:table-cell>
          <table:table-cell table:style-name="ce22" table:formula="of:=SUM([.E9]*0.1)" office:value-type="float" office:value="1010909.09090909">
            <text:p>1,010,909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234">
            <text:p>234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0]*[.C10])" office:value-type="float" office:value="5850000">
            <text:p>5,850,000</text:p>
          </table:table-cell>
          <table:table-cell table:style-name="ce22" table:formula="of:=SUM([.D10]*100/110)" office:value-type="float" office:value="5318181.81818182">
            <text:p>5,318,182</text:p>
          </table:table-cell>
          <table:table-cell table:style-name="ce22" table:formula="of:=SUM([.E10]*0.1)" office:value-type="float" office:value="531818.181818182">
            <text:p>531,818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44">
            <text:p>144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1]*[.C11])" office:value-type="float" office:value="3600000">
            <text:p>3,600,000</text:p>
          </table:table-cell>
          <table:table-cell table:style-name="ce22" table:formula="of:=SUM([.D11]*100/110)" office:value-type="float" office:value="3272727.27272727">
            <text:p>3,272,727</text:p>
          </table:table-cell>
          <table:table-cell table:style-name="ce22" table:formula="of:=SUM([.E11]*0.1)" office:value-type="float" office:value="327272.727272727">
            <text:p>327,273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219">
            <text:p>21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2]*[.C12])" office:value-type="float" office:value="5475000">
            <text:p>5,475,000</text:p>
          </table:table-cell>
          <table:table-cell table:style-name="ce22" table:formula="of:=SUM([.D12]*100/110)" office:value-type="float" office:value="4977272.72727273">
            <text:p>4,977,273</text:p>
          </table:table-cell>
          <table:table-cell table:style-name="ce22" table:formula="of:=SUM([.E12]*0.1)" office:value-type="float" office:value="497727.272727273">
            <text:p>497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67">
            <text:p>16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3]*[.C13])" office:value-type="float" office:value="4175000">
            <text:p>4,175,000</text:p>
          </table:table-cell>
          <table:table-cell table:style-name="ce22" table:formula="of:=SUM([.D13]*100/110)" office:value-type="float" office:value="3795454.54545455">
            <text:p>3,795,455</text:p>
          </table:table-cell>
          <table:table-cell table:style-name="ce22" table:formula="of:=SUM([.E13]*0.1)" office:value-type="float" office:value="379545.454545455">
            <text:p>379,54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48">
            <text:p>148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14]*[.C14])" office:value-type="float" office:value="4440000">
            <text:p>4,440,000</text:p>
          </table:table-cell>
          <table:table-cell table:style-name="ce22" table:formula="of:=SUM([.D14]*100/110)" office:value-type="float" office:value="4036363.63636364">
            <text:p>4,036,364</text:p>
          </table:table-cell>
          <table:table-cell table:style-name="ce22" table:formula="of:=SUM([.E14]*0.1)" office:value-type="float" office:value="403636.363636364">
            <text:p>403,636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94">
            <text:p>194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5]*[.C15])" office:value-type="float" office:value="7760000">
            <text:p>7,760,000</text:p>
          </table:table-cell>
          <table:table-cell table:style-name="ce22" table:formula="of:=SUM([.D15]*100/110)" office:value-type="float" office:value="7054545.45454545">
            <text:p>7,054,545</text:p>
          </table:table-cell>
          <table:table-cell table:style-name="ce22" table:formula="of:=SUM([.E15]*0.1)" office:value-type="float" office:value="705454.545454545">
            <text:p>705,45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176">
            <text:p>176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6]*[.C16])" office:value-type="float" office:value="7040000">
            <text:p>7,040,000</text:p>
          </table:table-cell>
          <table:table-cell table:style-name="ce22" table:formula="of:=SUM([.D16]*100/110)" office:value-type="float" office:value="6400000">
            <text:p>6,400,000</text:p>
          </table:table-cell>
          <table:table-cell table:style-name="ce22" table:formula="of:=SUM([.E16]*0.1)" office:value-type="float" office:value="640000">
            <text:p>640,00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18">
            <text:p>11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7]*[.C17])" office:value-type="float" office:value="2950000">
            <text:p>2,950,000</text:p>
          </table:table-cell>
          <table:table-cell table:style-name="ce22" table:formula="of:=SUM([.D17]*100/110)" office:value-type="float" office:value="2681818.18181818">
            <text:p>2,681,818</text:p>
          </table:table-cell>
          <table:table-cell table:style-name="ce22" table:formula="of:=SUM([.E17]*0.1)" office:value-type="float" office:value="268181.818181818">
            <text:p>268,182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20">
            <text:p>120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8]*[.C18])" office:value-type="float" office:value="3000000">
            <text:p>3,000,000</text:p>
          </table:table-cell>
          <table:table-cell table:style-name="ce22" table:formula="of:=SUM([.D18]*100/110)" office:value-type="float" office:value="2727272.72727273">
            <text:p>2,727,273</text:p>
          </table:table-cell>
          <table:table-cell table:style-name="ce22" table:formula="of:=SUM([.E18]*0.1)" office:value-type="float" office:value="272727.272727273">
            <text:p>27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68">
            <text:p>6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9]*[.C19])" office:value-type="float" office:value="1700000">
            <text:p>1,700,000</text:p>
          </table:table-cell>
          <table:table-cell table:style-name="ce22" table:formula="of:=SUM([.D19]*100/110)" office:value-type="float" office:value="1545454.54545455">
            <text:p>1,545,455</text:p>
          </table:table-cell>
          <table:table-cell table:style-name="ce22" table:formula="of:=SUM([.E19]*0.1)" office:value-type="float" office:value="154545.454545455">
            <text:p>154,54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0]*[.C20])" office:value-type="float" office:value="0">
            <text:p>0</text:p>
          </table:table-cell>
          <table:table-cell table:style-name="ce22" table:formula="of:=SUM([.D20]*100/110)" office:value-type="float" office:value="0">
            <text:p>0</text:p>
          </table:table-cell>
          <table:table-cell table:style-name="ce22" table:formula="of:=SUM([.E20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90">
            <text:p>90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1]*[.C21])" office:value-type="float" office:value="2700000">
            <text:p>2,700,000</text:p>
          </table:table-cell>
          <table:table-cell table:style-name="ce22" table:formula="of:=SUM([.D21]*100/110)" office:value-type="float" office:value="2454545.45454545">
            <text:p>2,454,545</text:p>
          </table:table-cell>
          <table:table-cell table:style-name="ce22" table:formula="of:=SUM([.E21]*0.1)" office:value-type="float" office:value="245454.545454545">
            <text:p>245,45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305">
            <text:p>305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2]*[.C22])" office:value-type="float" office:value="12200000">
            <text:p>12,200,000</text:p>
          </table:table-cell>
          <table:table-cell table:style-name="ce22" table:formula="of:=SUM([.D22]*100/110)" office:value-type="float" office:value="11090909.0909091">
            <text:p>11,090,909</text:p>
          </table:table-cell>
          <table:table-cell table:style-name="ce22" table:formula="of:=SUM([.E22]*0.1)" office:value-type="float" office:value="1109090.90909091">
            <text:p>1,109,091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252">
            <text:p>252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3]*[.C23])" office:value-type="float" office:value="10080000">
            <text:p>10,080,000</text:p>
          </table:table-cell>
          <table:table-cell table:style-name="ce22" table:formula="of:=SUM([.D23]*100/110)" office:value-type="float" office:value="9163636.36363636">
            <text:p>9,163,636</text:p>
          </table:table-cell>
          <table:table-cell table:style-name="ce22" table:formula="of:=SUM([.E23]*0.1)" office:value-type="float" office:value="916363.636363636">
            <text:p>91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313">
            <text:p>313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4]*[.C24])" office:value-type="float" office:value="7825000">
            <text:p>7,825,000</text:p>
          </table:table-cell>
          <table:table-cell table:style-name="ce22" table:formula="of:=SUM([.D24]*100/110)" office:value-type="float" office:value="7113636.36363636">
            <text:p>7,113,636</text:p>
          </table:table-cell>
          <table:table-cell table:style-name="ce22" table:formula="of:=SUM([.E24]*0.1)" office:value-type="float" office:value="711363.636363636">
            <text:p>711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208">
            <text:p>20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5]*[.C25])" office:value-type="float" office:value="5200000">
            <text:p>5,200,000</text:p>
          </table:table-cell>
          <table:table-cell table:style-name="ce22" table:formula="of:=SUM([.D25]*100/110)" office:value-type="float" office:value="4727272.72727273">
            <text:p>4,727,273</text:p>
          </table:table-cell>
          <table:table-cell table:style-name="ce22" table:formula="of:=SUM([.E25]*0.1)" office:value-type="float" office:value="472727.272727273">
            <text:p>47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237">
            <text:p>23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6]*[.C26])" office:value-type="float" office:value="5925000">
            <text:p>5,925,000</text:p>
          </table:table-cell>
          <table:table-cell table:style-name="ce22" table:formula="of:=SUM([.D26]*100/110)" office:value-type="float" office:value="5386363.63636364">
            <text:p>5,386,364</text:p>
          </table:table-cell>
          <table:table-cell table:style-name="ce22" table:formula="of:=SUM([.E26]*0.1)" office:value-type="float" office:value="538636.363636364">
            <text:p>538,636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197">
            <text:p>19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7]*[.C27])" office:value-type="float" office:value="4925000">
            <text:p>4,925,000</text:p>
          </table:table-cell>
          <table:table-cell table:style-name="ce22" table:formula="of:=SUM([.D27]*100/110)" office:value-type="float" office:value="4477272.72727273">
            <text:p>4,477,273</text:p>
          </table:table-cell>
          <table:table-cell table:style-name="ce22" table:formula="of:=SUM([.E27]*0.1)" office:value-type="float" office:value="447727.272727273">
            <text:p>447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10">
            <text:p>210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8]*[.C28])" office:value-type="float" office:value="6300000">
            <text:p>6,300,000</text:p>
          </table:table-cell>
          <table:table-cell table:style-name="ce22" table:formula="of:=SUM([.D28]*100/110)" office:value-type="float" office:value="5727272.72727273">
            <text:p>5,727,273</text:p>
          </table:table-cell>
          <table:table-cell table:style-name="ce22" table:formula="of:=SUM([.E28]*0.1)" office:value-type="float" office:value="572727.272727273">
            <text:p>57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329">
            <text:p>329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9]*[.C29])" office:value-type="float" office:value="13160000">
            <text:p>13,160,000</text:p>
          </table:table-cell>
          <table:table-cell table:style-name="ce22" table:formula="of:=SUM([.D29]*100/110)" office:value-type="float" office:value="11963636.3636364">
            <text:p>11,963,636</text:p>
          </table:table-cell>
          <table:table-cell table:style-name="ce22" table:formula="of:=SUM([.E29]*0.1)" office:value-type="float" office:value="1196363.63636364">
            <text:p>1,19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223">
            <text:p>22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0]*[.C30])" office:value-type="float" office:value="8920000">
            <text:p>8,920,000</text:p>
          </table:table-cell>
          <table:table-cell table:style-name="ce22" table:formula="of:=SUM([.D30]*100/110)" office:value-type="float" office:value="8109090.90909091">
            <text:p>8,109,091</text:p>
          </table:table-cell>
          <table:table-cell table:style-name="ce22" table:formula="of:=SUM([.E30]*0.1)" office:value-type="float" office:value="810909.090909091">
            <text:p>810,909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14">
            <text:p>214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1]*[.C31])" office:value-type="float" office:value="5350000">
            <text:p>5,350,000</text:p>
          </table:table-cell>
          <table:table-cell table:style-name="ce22" table:formula="of:=SUM([.D31]*100/110)" office:value-type="float" office:value="4863636.36363636">
            <text:p>4,863,636</text:p>
          </table:table-cell>
          <table:table-cell table:style-name="ce22" table:formula="of:=SUM([.E31]*0.1)" office:value-type="float" office:value="486363.636363636">
            <text:p>48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107">
            <text:p>10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2]*[.C32])" office:value-type="float" office:value="2675000">
            <text:p>2,675,000</text:p>
          </table:table-cell>
          <table:table-cell table:style-name="ce22" table:formula="of:=SUM([.D32]*100/110)" office:value-type="float" office:value="2431818.18181818">
            <text:p>2,431,818</text:p>
          </table:table-cell>
          <table:table-cell table:style-name="ce22" table:formula="of:=SUM([.E32]*0.1)" office:value-type="float" office:value="243181.818181818">
            <text:p>243,182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118">
            <text:p>11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3]*[.C33])" office:value-type="float" office:value="2950000">
            <text:p>2,950,000</text:p>
          </table:table-cell>
          <table:table-cell table:style-name="ce22" table:formula="of:=SUM([.D33]*100/110)" office:value-type="float" office:value="2681818.18181818">
            <text:p>2,681,818</text:p>
          </table:table-cell>
          <table:table-cell table:style-name="ce22" table:formula="of:=SUM([.E33]*0.1)" office:value-type="float" office:value="268181.818181818">
            <text:p>268,182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71">
            <text:p>71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4]*[.C34])" office:value-type="float" office:value="1775000">
            <text:p>1,775,000</text:p>
          </table:table-cell>
          <table:table-cell table:style-name="ce22" table:formula="of:=SUM([.D34]*100/110)" office:value-type="float" office:value="1613636.36363636">
            <text:p>1,613,636</text:p>
          </table:table-cell>
          <table:table-cell table:style-name="ce22" table:formula="of:=SUM([.E34]*0.1)" office:value-type="float" office:value="161363.636363636">
            <text:p>161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50">
            <text:p>50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35]*[.C35])" office:value-type="float" office:value="1500000">
            <text:p>1,500,000</text:p>
          </table:table-cell>
          <table:table-cell table:style-name="ce22" table:formula="of:=SUM([.D35]*100/110)" office:value-type="float" office:value="1363636.36363636">
            <text:p>1,363,636</text:p>
          </table:table-cell>
          <table:table-cell table:style-name="ce22" table:formula="of:=SUM([.E35]*0.1)" office:value-type="float" office:value="136363.636363636">
            <text:p>13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92">
            <text:p>92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6]*[.C36])" office:value-type="float" office:value="3680000">
            <text:p>3,680,000</text:p>
          </table:table-cell>
          <table:table-cell table:style-name="ce22" table:formula="of:=SUM([.D36]*100/110)" office:value-type="float" office:value="3345454.54545455">
            <text:p>3,345,455</text:p>
          </table:table-cell>
          <table:table-cell table:style-name="ce22" table:formula="of:=SUM([.E36]*0.1)" office:value-type="float" office:value="334545.454545455">
            <text:p>334,54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65">
            <text:p>65</text:p>
          </table:table-cell>
          <table:table-cell table:style-name="ce17" office:value-type="float" office:value="40000">
            <text:p>40,000</text:p>
          </table:table-cell>
          <table:table-cell table:style-name="ce23" table:formula="of:=SUM([.B37]*[.C37])" office:value-type="float" office:value="2600000">
            <text:p>2,600,000</text:p>
          </table:table-cell>
          <table:table-cell table:style-name="ce26" table:formula="of:=SUM([.D37]*100/110)" office:value-type="float" office:value="2363636.36363636">
            <text:p>2,363,636</text:p>
          </table:table-cell>
          <table:table-cell table:style-name="ce26" table:formula="of:=SUM([.E37]*0.1)" office:value-type="float" office:value="236363.636363636">
            <text:p>236,364</text:p>
          </table:table-cell>
          <table:table-cell table:style-name="ce29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2" table:formula="of:=SUM([.B7:.B37])" office:value-type="float" office:value="5867">
            <text:p>5,867</text:p>
          </table:table-cell>
          <table:table-cell table:style-name="ce12"/>
          <table:table-cell table:style-name="ce24" table:formula="of:=SUM([.D7:.D37])" office:value-type="float" office:value="191675000">
            <text:p>191,675,000</text:p>
          </table:table-cell>
          <table:table-cell table:style-name="ce24" table:formula="of:=SUM([.E7:.E37])" office:value-type="float" office:value="174250000">
            <text:p>174,250,000</text:p>
          </table:table-cell>
          <table:table-cell table:style-name="ce27" table:formula="of:=SUM([.F7:.F37])" office:value-type="float" office:value="17425000">
            <text:p>17,425,000</text:p>
          </table:table-cell>
          <table:table-cell table:style-name="ce29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5_20_BRT" style:display-name="PageStyle_TH 5 B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17:19.23</dc:date>
    <meta:generator>OpenOffice.org/3.4.1$Win32 OpenOffice.org_project/341m1$Build-9593</meta:generator>
    <meta:editing-duration>PT5M57S</meta:editing-duration>
    <meta:editing-cycles>1</meta:editing-cycles>
    <meta:document-statistic meta:table-count="1" meta:cell-count="203" meta:object-count="0"/>
  </office:meta>
</office:document-meta>
</file>